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4.1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chits not showing u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how current character sco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witch between multiple character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when selecting chits, grey out unselectable on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alert weap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run awa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haracter deat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dwarf: duck c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end combat when 2 rounds of nothing happen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imp/dem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onster head/club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lect target from square with multiple targe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t inspection header to clearing nam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use horse for maneuv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ctivity: follo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nimate clock when going to next pha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erserker: berserk c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end game – sco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activity icon sizes for scree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touch detection missing touch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andle activity selection/execution for multiple character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clean up unselected characters</text:p>
          </table:table-cell>
          <table:table-cell office:value-type="string" calcext:value-type="string">
            <text:p>partial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don't show dwellings before start location select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new game while old one is in progre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elect character victory poin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 character equipment and sta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/select charact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tart g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basic interaction rul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cred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use own random number genera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asic item data on ima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tailed item data vie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item effec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nimate/cycle magic colors supplied on each clear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c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ti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select starting spel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tup – initialize magic card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how color magic supplied by day on clo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double-tap on character name centers on character on ma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ix character chit rota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ame piece stack – sort by siz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nspect clearing piec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ke hidden paths brown/green instead of black/yellow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use pinch zoom to change map siz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office:value-type="string" calcext:value-type="string">
            <text:p>spawn/regenerate ghos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basic functionalit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multiple save files</text:p>
          </table:table-cell>
          <table:table-cell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Sheet1.A1:Sheet1.C5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20:14:52.4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56:02.319000000</meta:creation-date>
    <dc:date>2015-04-25T20:15:04.247000000</dc:date>
    <meta:editing-duration>PT2H23M56S</meta:editing-duration>
    <meta:editing-cycles>24</meta:editing-cycles>
    <meta:generator>LibreOffice/4.3.4.1$Windows_x86 LibreOffice_project/bc356b2f991740509f321d70e4512a6a54c5f243</meta:generator>
    <meta:document-statistic meta:table-count="1" meta:cell-count="159" meta:object-count="0"/>
  </office:meta>
</office:document-meta>
</file>